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EC0000031A75A03BD038A49667.jpg" manifest:media-type="image/jpeg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decorative" style:font-pitch="variable"/>
    <style:font-face style:name="Gabriola" svg:font-family="Gabriola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339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style:text-outline="false" style:font-name="Segoe UI Semibold" fo:font-size="18pt" fo:text-shadow="none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line-height="100%" fo:text-align="center"/>
      <style:text-properties fo:color="#000000" style:text-outline="false" fo:font-size="36pt" fo:text-shadow="1pt 1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line-height="100%" fo:text-align="center"/>
      <style:text-properties fo:color="#000000" style:text-outline="false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line-height="100%" fo:text-align="center"/>
      <style:text-properties fo:color="#ffffff" style:text-outline="false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" style:family="text">
      <style:text-properties fo:color="#000000" style:text-outline="false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text-outline="false" style:font-name="Segoe UI Semibold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outline="false" style:font-name="Segoe UI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outline="false" style:font-name="Gabriola" fo:font-size="48pt" fo:font-style="normal" fo:text-shadow="none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5" style:family="text">
      <style:text-properties fo:color="#000000" style:text-outline="false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T6" style:family="text">
      <style:text-properties fo:color="#000000" style:text-outline="false" style:font-name="Segoe UI" fo:font-size="34pt" fo:text-shadow="none" style:text-underline-style="none" fo:font-weight="bold" style:font-size-asian="34pt" style:font-weight-asian="bold" style:font-size-complex="34pt" style:font-weight-complex="bold"/>
    </style:style>
    <style:style style:name="T7" style:family="text">
      <style:text-properties fo:color="#cc0000" style:text-outline="false" style:font-name="Arial1" fo:font-size="36pt" fo:text-shadow="none" style:text-underline-style="none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3" draw:layer="layout" svg:width="25.146cm" svg:height="7.366cm" svg:x="1.27cm" svg:y="0.508cm">
          <draw:text-box>
            <text:p text:style-name="P1"><text:span text:style-name="T1">CONFESSION OF FAITH</text:span><text:span text:style-name="T2">:</text:span><text:span text:style-name="T3"> </text:span><text:span text:style-name="T4">Apostles’ Creed</text:span></text:p>
            <text:p text:style-name="P2"><text:span text:style-name="T5">I believe in God, the Father Almighty,</text:span></text:p>
            <text:p text:style-name="P2"><text:span text:style-name="T5">Maker of heaven and earth.</text:span></text:p>
            <text:p text:style-name="P2"><text:span text:style-name="T6">And in Jesus Christ, His only Son, our Lord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2" presentation:presentation-page-layout-name="AL1T0">
        <draw:frame draw:style-name="gr3" draw:text-style-name="P5" draw:layer="layout" svg:width="25.146cm" svg:height="7.011cm" svg:x="1.27cm" svg:y="0.654cm">
          <draw:text-box>
            <text:p text:style-name="P2"><text:span text:style-name="T5">who was conceived by the Holy Spirit,</text:span></text:p>
            <text:p text:style-name="P2"><text:span text:style-name="T5">born of the virgin Mary,</text:span></text:p>
            <text:p text:style-name="P2"><text:span text:style-name="T5">suffered under Pontius Pilate,</text:span></text:p>
            <text:p text:style-name="P2"><text:span text:style-name="T5">was crucified, died and was buri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3" presentation:presentation-page-layout-name="AL1T0">
        <draw:frame draw:style-name="gr4" draw:text-style-name="P5" draw:layer="layout" svg:width="26.416cm" svg:height="7.589cm" svg:x="1.016cm" svg:y="0.539cm">
          <draw:text-box>
            <text:p text:style-name="P2"><text:span text:style-name="T5">He descended into hell.</text:span></text:p>
            <text:p text:style-name="P2"><text:span text:style-name="T5">The third day He rose again from the dead.</text:span></text:p>
            <text:p text:style-name="P2"><text:span text:style-name="T5">He ascended into heaven and sits at the </text:span></text:p>
            <text:p text:style-name="P2"><text:span text:style-name="T5">right hand of God the Father Almighty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4">
        <draw:frame draw:style-name="gr3" draw:text-style-name="P6" draw:layer="layout" svg:width="24.892cm" svg:height="7.011cm" svg:x="1.524cm" svg:y="0.595cm">
          <draw:text-box>
            <text:p text:style-name="P2"><text:span text:style-name="T5">From thence He will come to judge</text:span></text:p>
            <text:p text:style-name="P2"><text:span text:style-name="T5">the living and the dead. </text:span></text:p>
            <text:p text:style-name="P2"><text:span text:style-name="T5">I believe in the Holy Spirit,</text:span></text:p>
            <text:p text:style-name="P2"><text:span text:style-name="T5">the holy Christian Church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5">
        <draw:frame draw:style-name="gr3" draw:text-style-name="P8" draw:layer="layout" svg:width="24.892cm" svg:height="7.011cm" svg:x="1.524cm" svg:y="0.595cm">
          <draw:text-box>
            <text:p text:style-name="P2"><text:span text:style-name="T5">the communion of saints,</text:span></text:p>
            <text:p text:style-name="P2"><text:span text:style-name="T5">the forgiveness of sins,</text:span></text:p>
            <text:p text:style-name="P2"><text:span text:style-name="T5">the resurrection of the body,</text:span></text:p>
            <text:p text:style-name="P2"><text:span text:style-name="T5">and the life </text:span><text:span text:style-name="T7">+</text:span><text:span text:style-name="T5"> everlasting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decorative" style:font-pitch="variable"/>
    <style:font-face style:name="Gabriola" svg:font-family="Gabriola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D11AEC5C0EE96338.bmp" xlink:type="simple" xlink:show="embed" xlink:actuate="onLoad"/>
    <draw:fill-image draw:name="Bitmap_20_2" draw:display-name="Bitmap 2" xlink:href="Pictures/100000000000060000000360D11AEC5C0EE96338.bmp" xlink:type="simple" xlink:show="embed" xlink:actuate="onLoad"/>
    <draw:fill-image draw:name="Bitmap_20_3" draw:display-name="Bitmap 3" xlink:href="Pictures/100000000000060000000360D11AEC5C0EE96338.bmp" xlink:type="simple" xlink:show="embed" xlink:actuate="onLoad"/>
    <draw:fill-image draw:name="Bitmap_20_4" draw:display-name="Bitmap 4" xlink:href="Pictures/100000000000060000000360D11AEC5C0EE96338.bmp" xlink:type="simple" xlink:show="embed" xlink:actuate="onLoad"/>
    <draw:fill-image draw:name="Bitmap_20_5" draw:display-name="Bitmap 5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75A03BD038A49667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75A03BD038A49667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75A03BD038A49667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75A03BD038A49667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75A03BD038A49667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1-07T16:06:47.92</meta:creation-date>
    <dc:date>2019-03-13T17:41:54.878000000</dc:date>
    <meta:editing-duration>PT3H8M31S</meta:editing-duration>
    <meta:editing-cycles>100</meta:editing-cycles>
    <meta:generator>LibreOffice/6.1.5.2$Windows_X86_64 LibreOffice_project/90f8dcf33c87b3705e78202e3df5142b201bd805</meta:generator>
    <meta:document-statistic meta:object-count="96"/>
  </office:meta>
</office:document-meta>
</file>